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9c4"/>
    </style:style>
    <style:style style:name="P2" style:family="paragraph" style:parent-style-name="Standard">
      <style:text-properties fo:font-weight="bold" officeooo:paragraph-rsid="001219c4" style:font-weight-asian="bold" style:font-weight-complex="bold"/>
    </style:style>
    <style:style style:name="P3" style:family="paragraph" style:parent-style-name="Standard">
      <style:text-properties officeooo:rsid="00138ad1" officeooo:paragraph-rsid="00138ad1"/>
    </style:style>
    <style:style style:name="P4" style:family="paragraph" style:parent-style-name="Standard">
      <style:text-properties officeooo:paragraph-rsid="00138ad1"/>
    </style:style>
    <style:style style:name="T1" style:family="text">
      <style:text-properties officeooo:rsid="001219c4"/>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219c4" style:font-weight-asian="bold" style:font-weight-complex="bold"/>
    </style:style>
    <style:style style:name="T4" style:family="text">
      <style:text-properties officeooo:rsid="00138ad1"/>
    </style:style>
    <style:style style:name="T5" style:family="text">
      <style:text-properties officeooo:rsid="0014f9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Sales Analysis </text:span><text:span text:style-name="T2">Project Explanation:</text:span> </text:p>
      <text:p text:style-name="P1"/>
      <text:p text:style-name="P1">In this project, I worked closely with the Sales Analytics team lead to develop reports and dashboards that provided valuable insights into the sales performance of the business. This involved analyzing sales data, identifying trends and patterns, and presenting findings to stakeholders. By creating interactive dashboards, we were able to visualize the data in a clear and concise manner, enabling the team to make informed decisions and optimize sales strategies.</text:p>
      <text:p text:style-name="P3"/>
      <text:p text:style-name="P4"><text:span text:style-name="T4">Right now, </text:span><text:span text:style-name="T5">the client wants us to do sales forecasting as well. So building a background on that as well</text:span></text:p>
      <text:p text:style-name="P4"/>
      <text:p text:style-name="P1">KPIs Focused On: </text:p>
      <text:p text:style-name="P1">In this project, I focused on several key performance indicators (KPIs) to measure and improve sales performance. </text:p>
      <text:p text:style-name="P1">These KPIs included Customer Acquisition Cost (CAC), Customer Lifetime Value (CLTV), Conversion Rate, and Sales Growth Rate. </text:p>
      <text:p text:style-name="P1">By tracking these KPIs, we were able to assess the effectiveness of our sales efforts, identify areas for improvement, and make data-driven decisions to drive business growth. Additionally, I collaborated with the team to develop strategies to optimize these KPIs and achieve our sales goals.</text:p>
      <text:p text:style-name="P1"/>
      <text:p text:style-name="P2">Customer Acquisition Cost (CAC):</text:p>
      <text:p text:style-name="P1">CAC measures the cost of acquiring a new customer. It includes marketing and sales expenses. Lower CAC indicates more efficient customer acquisition.</text:p>
      <text:p text:style-name="P1"/>
      <text:p text:style-name="P2">Customer Lifetime Value (CLTV):</text:p>
      <text:p text:style-name="P1">CLTV is the total revenue expected from a customer over their lifetime. It helps assess customer value and tailor marketing strategies for higher profitability.</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1:38:10.566921399</meta:creation-date>
    <dc:date>2024-04-26T12:16:07.117620883</dc:date>
    <meta:editing-duration>PT27M46S</meta:editing-duration>
    <meta:editing-cycles>3</meta:editing-cycles>
    <meta:generator>LibreOffice/7.3.7.2$Linux_X86_64 LibreOffice_project/30$Build-2</meta:generator>
    <meta:document-statistic meta:table-count="0" meta:image-count="0" meta:object-count="0" meta:page-count="1" meta:paragraph-count="11" meta:word-count="230" meta:character-count="1526" meta:non-whitespace-character-count="1303"/>
  </office:meta>
</office:document-meta>
</file>